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90118"/>
    </style:style>
    <style:style style:name="P2" style:family="paragraph" style:parent-style-name="A_5f_Lauftext_5f_fett">
      <style:paragraph-properties fo:margin-left="0cm" fo:margin-right="0.947cm" fo:text-indent="0cm" style:auto-text-indent="false"/>
      <style:text-properties fo:font-variant="normal" fo:text-transform="none" fo:color="#158466" loext:opacity="100%" style:text-line-through-style="none" style:text-line-through-type="none" style:font-name="Liberation Serif" fo:font-size="8pt" fo:letter-spacing="normal" fo:language="de" fo:country="DE" fo:font-style="normal" style:text-underline-style="none" fo:font-weight="normal" officeooo:paragraph-rsid="00190118" style:text-blinking="false" fo:background-color="transparent" style:font-size-asian="8pt" style:font-weight-asian="normal" style:font-name-complex="Verdana" style:font-size-complex="8pt" style:font-weight-complex="normal" loext:padding="0cm" loext:border="none"/>
    </style:style>
    <style:style style:name="P3" style:family="paragraph" style:parent-style-name="A_5f_Lauftext_5f_fett">
      <style:paragraph-properties fo:margin-left="0cm" fo:margin-right="0.947cm" fo:text-indent="0cm" style:auto-text-indent="false"/>
      <style:text-properties fo:font-variant="normal" fo:text-transform="none" fo:color="#158466" loext:opacity="100%" style:text-line-through-style="none" style:text-line-through-type="none" style:font-name="Liberation Serif" fo:font-size="8pt" fo:letter-spacing="normal" fo:language="de" fo:country="DE" fo:font-style="normal" style:text-underline-style="none" fo:font-weight="bold" officeooo:paragraph-rsid="00190118" style:text-blinking="false" fo:background-color="transparent" style:font-size-asian="8pt" style:font-weight-asian="bold" style:font-name-complex="Arial" style:font-size-complex="8pt" style:font-weight-complex="bold" loext:padding="0cm" loext:border="none"/>
    </style:style>
    <style:style style:name="P4" style:family="paragraph" style:parent-style-name="A_5f_Lauftext_5f_fett">
      <style:paragraph-properties fo:margin-left="0cm" fo:margin-right="0.947cm" fo:text-indent="0cm" style:auto-text-indent="false"/>
      <style:text-properties fo:color="#158466" loext:opacity="100%" style:font-name="Liberation Serif" fo:font-size="8pt" fo:font-weight="normal" officeooo:paragraph-rsid="00190118" style:font-size-asian="8pt" style:font-weight-asian="normal" style:font-size-complex="8pt" style:font-weight-complex="normal"/>
    </style:style>
    <style:style style:name="P5"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normal" officeooo:paragraph-rsid="00190118" style:font-size-asian="8pt" style:font-weight-asian="normal" style:font-name-complex="Verdana" style:font-size-complex="8pt" style:font-weight-complex="normal"/>
    </style:style>
    <style:style style:name="P6"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normal" officeooo:paragraph-rsid="00190118" style:font-size-asian="8pt" style:font-weight-asian="normal" style:font-name-complex="Arial" style:font-size-complex="8pt" style:font-weight-complex="normal"/>
    </style:style>
    <style:style style:name="P7"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bold" officeooo:paragraph-rsid="00190118" style:font-size-asian="8pt" style:font-weight-asian="bold" style:font-name-complex="Arial" style:font-size-complex="8pt" style:font-weight-complex="bold"/>
    </style:style>
    <style:style style:name="P8" style:family="paragraph" style:parent-style-name="A_5f_Lauftext_5f_fett">
      <style:paragraph-properties fo:margin-left="0cm" fo:margin-right="0.947cm" fo:text-indent="0cm" style:auto-text-indent="false"/>
      <style:text-properties fo:color="#158466" loext:opacity="100%" style:font-name="Liberation Serif" fo:font-size="8pt" fo:font-weight="bold" officeooo:paragraph-rsid="00190118" style:font-size-asian="8pt" style:font-weight-asian="bold" style:font-size-complex="8pt" style:font-weight-complex="bold"/>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181fd3"/>
    </style:style>
    <style:style style:name="P10" style:family="paragraph" style:parent-style-name="Standard">
      <style:text-properties officeooo:rsid="00181fd3" officeooo:paragraph-rsid="00181fd3"/>
    </style:style>
    <style:style style:name="P11" style:family="paragraph" style:parent-style-name="Standard">
      <style:text-properties fo:font-size="16pt" style:text-underline-style="solid" style:text-underline-width="auto" style:text-underline-color="font-color" fo:font-weight="bold" officeooo:rsid="00190118" officeooo:paragraph-rsid="00190118" style:font-size-asian="16pt" style:font-weight-asian="bold" style:font-size-complex="16pt" style:font-weight-complex="bold"/>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1fd3"/>
    </style:style>
    <style:style style:name="P1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181fd3"/>
    </style:style>
    <style:style style:name="P14" style:family="paragraph" style:parent-style-name="Text_20_body" style:list-style-name="L1">
      <style:paragraph-properties fo:margin-top="0cm" fo:margin-bottom="0cm" style:contextual-spacing="false" fo:text-align="start" style:justify-single-word="false" fo:orphans="2" fo:widows="2" fo:padding="0cm" fo:border="none"/>
      <style:text-properties officeooo:paragraph-rsid="00190118"/>
    </style:style>
    <style:style style:name="P15" style:family="paragraph" style:parent-style-name="Text_20_body" style:list-style-name="L7">
      <style:paragraph-properties fo:margin-top="0cm" fo:margin-bottom="0cm" style:contextual-spacing="false" fo:text-align="start" style:justify-single-word="false" fo:orphans="2" fo:widows="2" fo:padding="0cm" fo:border="none"/>
      <style:text-properties officeooo:paragraph-rsid="00190118"/>
    </style:style>
    <style:style style:name="P16" style:family="paragraph" style:parent-style-name="Text_20_body" style:list-style-name="L8">
      <style:paragraph-properties fo:margin-top="0cm" fo:margin-bottom="0cm" style:contextual-spacing="false" fo:text-align="start" style:justify-single-word="false" fo:orphans="2" fo:widows="2" fo:padding="0cm" fo:border="none"/>
      <style:text-properties officeooo:paragraph-rsid="00190118"/>
    </style:style>
    <style:style style:name="P17" style:family="paragraph" style:parent-style-name="Text_20_body" style:list-style-name="L9">
      <style:paragraph-properties fo:margin-top="0cm" fo:margin-bottom="0cm" style:contextual-spacing="false" fo:text-align="start" style:justify-single-word="false" fo:orphans="2" fo:widows="2" fo:padding="0cm" fo:border="none"/>
      <style:text-properties officeooo:paragraph-rsid="00190118"/>
    </style:style>
    <style:style style:name="P18" style:family="paragraph" style:parent-style-name="Text_20_body" style:list-style-name="L10">
      <style:paragraph-properties fo:margin-top="0cm" fo:margin-bottom="0cm" style:contextual-spacing="false" fo:text-align="start" style:justify-single-word="false" fo:orphans="2" fo:widows="2" fo:padding="0cm" fo:border="none"/>
      <style:text-properties officeooo:paragraph-rsid="00190118"/>
    </style:style>
    <style:style style:name="P19" style:family="paragraph" style:parent-style-name="Text_20_body" style:list-style-name="L11">
      <style:paragraph-properties fo:margin-top="0cm" fo:margin-bottom="0cm" style:contextual-spacing="false" fo:text-align="start" style:justify-single-word="false" fo:orphans="2" fo:widows="2" fo:padding="0cm" fo:border="none"/>
      <style:text-properties officeooo:paragraph-rsid="00190118"/>
    </style:style>
    <style:style style:name="P20" style:family="paragraph" style:parent-style-name="Text_20_body">
      <style:paragraph-properties fo:margin-top="0cm" fo:margin-bottom="0cm" style:contextual-spacing="false" fo:text-align="start" style:justify-single-word="false" fo:orphans="2" fo:widows="2" fo:padding="0cm" fo:border="none"/>
      <style:text-properties officeooo:paragraph-rsid="00190118"/>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81fd3"/>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81fd3" fo:background-color="#81d41a"/>
    </style:style>
    <style:style style:name="P2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81fd3" loext:padding="0cm" loext:border="none"/>
    </style:style>
    <style:style style:name="P2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181fd3" style:text-blinking="false" fo:background-color="transparent" style:font-size-asian="7pt" style:font-size-complex="7pt" loext:padding="0cm" loext:border="none"/>
    </style:style>
    <style:style style:name="P25"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181fd3" style:text-blinking="false" fo:background-color="transparent" style:font-size-asian="7pt" style:font-size-complex="7pt" loext:padding="0cm" loext:border="none"/>
    </style:style>
    <style:style style:name="P2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paragraph-rsid="00181fd3" style:font-size-asian="7pt" style:font-size-complex="7pt"/>
    </style:style>
    <style:style style:name="P2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181fd3" style:font-size-asian="7pt" style:font-size-complex="7pt"/>
    </style:style>
    <style:style style:name="P28"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181fd3" style:font-size-asian="7pt" style:font-size-complex="7pt"/>
    </style:style>
    <style:style style:name="P29"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text-line-through-style="none" style:text-line-through-type="none" style:font-name="Liberation Serif" fo:font-size="7pt" fo:letter-spacing="normal" fo:font-style="normal" style:text-underline-style="none" fo:font-weight="normal" officeooo:rsid="00349db4" officeooo:paragraph-rsid="00181fd3" style:text-blinking="false" fo:background-color="transparent" style:font-size-asian="7pt" style:font-size-complex="7pt" loext:padding="0cm" loext:border="none"/>
    </style:style>
    <style:style style:name="P3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1" fo:font-size="6.5pt" fo:letter-spacing="normal" fo:font-style="normal" fo:font-weight="normal" officeooo:rsid="00349db4" officeooo:paragraph-rsid="00181fd3"/>
    </style:style>
    <style:style style:name="P31"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474d50" loext:opacity="100%" style:font-name="Liberation Serif" fo:font-size="7pt" fo:letter-spacing="normal" fo:font-style="normal" fo:font-weight="normal" officeooo:rsid="00349db4" officeooo:paragraph-rsid="00181fd3" style:font-size-asian="7pt" style:font-size-complex="7pt"/>
    </style:style>
    <style:style style:name="P32"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190118" style:text-blinking="false" fo:background-color="transparent" loext:padding="0cm" loext:border="none"/>
    </style:style>
    <style:style style:name="P33" style:family="paragraph" style:parent-style-name="Text_20_body" style:list-style-name="L7">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190118" style:text-blinking="false" fo:background-color="transparent" loext:padding="0cm" loext:border="none"/>
    </style:style>
    <style:style style:name="P34" style:family="paragraph" style:parent-style-name="Text_20_body" style:list-style-name="L11">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190118" style:text-blinking="false" fo:background-color="transparent" loext:padding="0cm" loext:border="none"/>
    </style:style>
    <style:style style:name="P35"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officeooo:paragraph-rsid="00190118" style:text-blinking="false" fo:background-color="transparent"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officeooo:paragraph-rsid="00190118" style:text-blinking="false" fo:background-color="transparen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8pt" fo:letter-spacing="normal" fo:language="de" fo:country="DE" fo:font-weight="bold" officeooo:paragraph-rsid="00190118" style:font-size-asian="8pt" style:font-weight-asian="bold" style:font-name-complex="Arial" style:font-size-complex="8pt" style:font-weight-complex="bold"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8pt" fo:letter-spacing="normal" fo:language="de" fo:country="DE" fo:font-weight="normal" officeooo:paragraph-rsid="00190118" style:font-size-asian="8pt" style:font-weight-asian="normal" style:font-name-complex="Arial" style:font-size-complex="8pt" style:font-weight-complex="normal" loext:padding="0cm" loext:border="none"/>
    </style:style>
    <style:style style:name="P3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181fd3" style:font-size-asian="7pt" style:font-size-complex="7pt"/>
    </style:style>
    <style:style style:name="P40"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181fd3"/>
    </style:style>
    <style:style style:name="T1" style:family="text">
      <style:text-properties fo:font-variant="normal" fo:text-transform="none" fo:color="#000000" loext:opacity="100%" style:font-name="verdana" fo:font-size="6.5pt" fo:letter-spacing="normal" fo:font-style="normal" fo:font-weight="normal"/>
    </style:style>
    <style:style style:name="T2"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5" style:family="text">
      <style:text-properties fo:font-variant="normal" fo:text-transform="none" fo:color="#000000" loext:opacity="100%" style:font-name="verdana" fo:font-size="6.5pt" fo:letter-spacing="normal" fo:font-style="normal" fo:font-weight="normal" fo:background-color="#b4c7dc" loext:char-shading-value="0"/>
    </style:style>
    <style:style style:name="T6"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style:style>
    <style:style style:name="T1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1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14" style:family="text">
      <style:text-properties fo:font-variant="normal" fo:text-transform="none" fo:color="#474d50" loext:opacity="100%" style:text-line-through-style="none" style:text-line-through-type="none" style:font-name="Arial1" fo:font-size="6.5pt" fo:letter-spacing="normal" fo:font-style="normal" style:text-underline-style="none" fo:font-weight="bold" style:text-blinking="false" fo:background-color="transparent" loext:char-shading-value="0" loext:padding="0cm" loext:border="none"/>
    </style:style>
    <style:style style:name="T15" style:family="text">
      <style:text-properties fo:font-variant="normal" fo:text-transform="none" fo:color="#474d50" loext:opacity="100%" style:text-line-through-style="none" style:text-line-through-type="none" style:font-name="Liberation Serif" fo:font-size="7pt" fo:letter-spacing="normal" fo:font-style="normal" style:text-underline-style="none" fo:font-weight="normal" officeooo:rsid="00349db4" style:text-blinking="false" fo:background-color="#ffffff" loext:char-shading-value="0" style:font-size-asian="7pt" style:font-size-complex="7pt"/>
    </style:style>
    <style:style style:name="T16" style:family="text">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style:text-blinking="false" fo:background-color="transparent" loext:char-shading-value="0" loext:padding="0cm" loext:border="none"/>
    </style:style>
    <style:style style:name="T17" style:family="text">
      <style:text-properties fo:font-variant="normal" fo:text-transform="none" fo:color="#474d50" loext:opacity="100%" fo:letter-spacing="normal" fo:font-style="normal" fo:font-weight="normal"/>
    </style:style>
    <style:style style:name="T18" style:family="text">
      <style:text-properties fo:font-variant="normal" fo:text-transform="none" fo:color="#474d50" loext:opacity="100%" style:font-name="Liberation Serif" fo:font-size="7pt" fo:letter-spacing="normal" fo:font-style="normal" fo:font-weight="normal" officeooo:rsid="00349db4" style:font-size-asian="7pt" style:font-size-complex="7pt"/>
    </style:style>
    <style:style style:name="T19" style:family="text">
      <style:text-properties fo:font-variant="normal" fo:text-transform="none" fo:color="#333333" loext:opacity="100%" fo:letter-spacing="normal" fo:font-style="normal" fo:font-weight="normal"/>
    </style:style>
    <style:style style:name="T20"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21"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22"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style:text-blinking="false" fo:background-color="transparent" loext:char-shading-value="0" style:font-size-asian="7pt" style:font-size-complex="7pt" loext:padding="0cm" loext:border="none"/>
    </style:style>
    <style:style style:name="T23"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officeooo:rsid="003f2c1b" style:text-blinking="false" fo:background-color="transparent" loext:char-shading-value="0" loext:padding="0cm" loext:border="none"/>
    </style:style>
    <style:style style:name="T24" style:family="text">
      <style:text-properties fo:font-variant="normal" fo:text-transform="none" fo:color="#333333" loext:opacity="100%" style:font-name="Liberation Serif" fo:font-size="7pt" fo:letter-spacing="normal" fo:font-style="normal" fo:font-weight="normal" style:font-size-asian="7pt" style:font-size-complex="7pt"/>
    </style:style>
    <style:style style:name="T25"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26" style:family="text">
      <style:text-properties fo:font-variant="normal" fo:text-transform="none" fo:color="#c9211e" loext:opacity="100%" style:text-line-through-style="none" style:text-line-through-type="none" style:font-name="verdana" fo:font-size="6.5pt" fo:letter-spacing="normal" fo:font-style="normal" style:text-underline-style="none" officeooo:rsid="003f2c1b" style:text-blinking="false" fo:background-color="transparent" loext:char-shading-value="0" loext:padding="0cm" loext:border="none"/>
    </style:style>
    <style:style style:name="T27"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style:font-weight-asian="bold" style:font-weight-complex="bold" loext:padding="0cm" loext:border="none"/>
    </style:style>
    <style:style style:name="T28" style:family="text">
      <style:text-properties fo:font-variant="normal" fo:text-transform="none" style:text-line-through-style="none" style:text-line-through-type="none" fo:letter-spacing="normal" fo:font-style="normal" style:text-underline-style="none" style:text-blinking="false" fo:background-color="transparent" loext:char-shading-value="0" loext:padding="0cm" loext:border="none"/>
    </style:style>
    <style:style style:name="T29"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font-name-complex="Arial" loext:padding="0cm" loext:border="none"/>
    </style:style>
    <style:style style:name="T30" style:family="text">
      <style:text-properties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31" style:family="text">
      <style:text-properties style:text-line-through-style="none" style:text-line-through-type="none" style:font-name="Liberation Serif" fo:font-size="7pt" style:text-underline-style="none" officeooo:rsid="00349db4" style:text-blinking="false" fo:background-color="#ffffff" loext:char-shading-value="0" style:font-size-asian="7pt" style:font-size-complex="7pt"/>
    </style:style>
    <style:style style:name="T32" style:family="text">
      <style:text-properties fo:color="#000000" loext:opacity="100%"/>
    </style:style>
    <style:style style:name="T33" style:family="text">
      <style:text-properties fo:color="#00000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34" style:family="text">
      <style:text-properties fo:color="#000000" loext:opacity="100%" style:font-name="goetheffclan" fo:font-size="14pt" officeooo:rsid="0022440a" fo:background-color="#81d41a" loext:char-shading-value="0" style:font-name-asian="NSimSun" style:font-size-asian="14pt" style:font-weight-asian="bold" style:font-name-complex="Lucida Sans1" style:font-size-complex="14pt" style:font-weight-complex="bold"/>
    </style:style>
    <style:style style:name="T35" style:family="text">
      <style:text-properties fo:color="#000000" loext:opacity="100%" fo:font-weight="normal"/>
    </style:style>
    <style:style style:name="T36" style:family="text">
      <style:text-properties style:font-name="Liberation Serif" fo:font-size="7pt" style:font-size-asian="7pt" style:font-size-complex="7pt"/>
    </style:style>
    <style:style style:name="T37" style:family="text">
      <style:text-properties fo:color="#333333" loext:opacity="100%" style:text-line-through-style="none" style:text-line-through-type="none" style:font-name="Liberation Serif" fo:font-size="7pt" style:text-underline-style="none" style:text-blinking="false" fo:background-color="transparent" loext:char-shading-value="0" style:font-size-asian="7pt" style:font-size-complex="7pt" loext:padding="0cm" loext:border="none"/>
    </style:style>
    <style:style style:name="T38" style:family="text">
      <style:text-properties fo:color="#474d5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39" style:family="text">
      <style:text-properties fo:language="de" fo:country="DE" fo:font-weight="bold" style:font-weight-asian="bold" style:font-name-complex="Arial" style:font-weight-complex="bold"/>
    </style:style>
    <style:style style:name="T40" style:family="text">
      <style:text-properties fo:language="de" fo:country="DE" style:font-name-complex="Ari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LL1</text:p>
      <text:p text:style-name="P10"/>
      <text:p text:style-name="P11">Methodisch-Didaktische Prinzipien</text:p>
      <text:h text:style-name="P9" text:outline-level="4">GEGENSATZPAAR A</text:h>
      <text:p text:style-name="P12"><text:a xlink:type="simple" xlink:href="https://lernen.goethe.de/moodle/mod/glossary/showentry.php?eid=2014940&amp;displayformat=dictionary" text:style-name="Internet_20_link" text:visited-style-name="Visited_20_Internet_20_Link"><text:span text:style-name="T8">fremdgesteuertes Lernen</text:span></text:a><text:span text:style-name="T4"> ↔ selbstgesteuertes/ autonomes Lernen</text:span></text:p>
      <text:p text:style-name="P12"><text:span text:style-name="T1">Der Ausgangspunkt ist die Frage, nach welchem Prinzip die Aktivitäten im Unterricht arrangiert werden sollten -</text:span><text:a xlink:type="simple" xlink:href="https://lernen.goethe.de/moodle/mod/glossary/showentry.php?eid=2014940&amp;displayformat=dictionary" text:style-name="Internet_20_link" text:visited-style-name="Visited_20_Internet_20_Link"><text:span text:style-name="T13">Fremdgesteuertes Lernen</text:span></text:a><text:span text:style-name="T1"> . D</text:span><text:span text:style-name="T2">ie Lernenden werden also durch den Lernprozess </text:span><text:span text:style-name="T1">geleitet. Um diesem Prinzip der </text:span><text:span text:style-name="T2">kleinschrittigen Planung</text:span><text:span text:style-name="T1"> gerecht zu werden, müssen </text:span><text:span text:style-name="T2">alle Lernaktivitäten möglichst auf das zuvor definierte </text:span><text:a xlink:type="simple" xlink:href="https://lernen.goethe.de/moodle/mod/glossary/showentry.php?eid=2015066&amp;displayformat=dictionary" text:style-name="Internet_20_link" text:visited-style-name="Visited_20_Internet_20_Link"><text:span text:style-name="T7">Lernziel</text:span></text:a><text:span text:style-name="T2"> hinführen</text:span><text:span text:style-name="T1">. Zugleich sollte alles vermieden werden, was von diesem geplanten Weg wegführen oder ablenken könnte. Die einzelnen Aktivitäten im Klassenzimmer sollten deshalb</text:span><text:span text:style-name="T2"> von der Lehrkraft oder vom Lehrwerk gesteuert </text:span><text:span text:style-name="T1">werden. Sie tragen tendenziell g</text:span><text:span text:style-name="T2">eschlossenen Charakter</text:span><text:span text:style-name="T1">. Das heißt, sie lassen jeweils </text:span><text:span text:style-name="T2">nur eine richtige Lösung</text:span><text:span text:style-name="T1"> zu. </text:span><text:span text:style-name="T2">Effizienz und Korrektheit</text:span><text:span text:style-name="T1"> sind daher wichtige Maßstäbe bei dieser Art der </text:span><text:a xlink:type="simple" xlink:href="https://lernen.goethe.de/moodle/mod/glossary/showentry.php?eid=2015159&amp;displayformat=dictionary" text:style-name="Internet_20_link" text:visited-style-name="Visited_20_Internet_20_Link"><text:span text:style-name="T9">Unterrichtsplanung</text:span></text:a><text:span text:style-name="T1"> und -gestaltung.</text:span></text:p>
      <text:p text:style-name="P12"><text:span text:style-name="T1">Dem gegenüber steht ein Konzept der </text:span><text:a xlink:type="simple" xlink:href="https://lernen.goethe.de/moodle/mod/glossary/showentry.php?eid=2015159&amp;displayformat=dictionary" text:style-name="Internet_20_link" text:visited-style-name="Visited_20_Internet_20_Link"><text:span text:style-name="T9">Unterrichtsplanung</text:span></text:a><text:span text:style-name="T1">, das ganz auf das </text:span><text:span text:style-name="T5">Potenzial reichhaltiger Lernmöglichkeiten</text:span><text:span text:style-name="T1"> setzt (siehe </text:span><text:a xlink:type="simple" xlink:href="https://lernen.goethe.de/moodle/mod/glossary/showentry.php?eid=2014736&amp;displayformat=dictionary" text:style-name="Internet_20_link" text:visited-style-name="Visited_20_Internet_20_Link"><text:span text:style-name="T9">Allwright</text:span></text:a><text:span text:style-name="T1"> 2005). Es beruht auf dem </text:span><text:span text:style-name="T5">Prinzip des selbstständigen und autonomen Lernens.</text:span><text:span text:style-name="T1"> Auch dabei spielt </text:span><text:span text:style-name="T5">Planung</text:span><text:span text:style-name="T1"> eine wichtige Rolle. Aber Lehrenden fällt hier die Aufgabe zu, die </text:span><text:span text:style-name="T5">Aktivitäten im Klassenraum so zu gestalten, dass die Kursteilnehmenden ihre eigenen Lernwege finden können</text:span><text:span text:style-name="T1">. Sie werden deshalb mit </text:span><text:span text:style-name="T5">offenen </text:span><text:a xlink:type="simple" xlink:href="https://lernen.goethe.de/moodle/mod/glossary/showentry.php?eid=2014880&amp;displayformat=dictionary" text:style-name="Internet_20_link" text:visited-style-name="Visited_20_Internet_20_Link"><text:span text:style-name="T10">Aufgaben</text:span></text:a><text:span text:style-name="T5"> </text:span><text:span text:style-name="T1">konfrontiert. Diese lassen </text:span><text:span text:style-name="T5">vielfältige Lösungsvarianten</text:span><text:span text:style-name="T1"> zu. Sie regen dazu an, </text:span><text:span text:style-name="T5">mit der Fremdsprache aktiv zu handeln</text:span><text:span text:style-name="T1">. Als Konsequenz daraus müssen Lehrende sich bemühen,</text:span><text:span text:style-name="T5"> Kreativität und Spontaneität zu fördern</text:span><text:span text:style-name="T1">. Die K</text:span><text:span text:style-name="T5">orrektheit der Äußerungen der Lernenden erscheint weniger wichtig als deren Flüssigkeit oder Angemessenheit. </text:span><text:span text:style-name="T1">Das macht nicht nur die </text:span><text:span text:style-name="T5">Planung</text:span><text:span text:style-name="T1"> und </text:span><text:span text:style-name="T5">Durchführung</text:span><text:span text:style-name="T1"> des Unterrichts insgesamt </text:span><text:span text:style-name="T5">unsicherer</text:span><text:span text:style-name="T1">, sondern </text:span><text:span text:style-name="T5">erschwert auch die Bewertung</text:span><text:span text:style-name="T1"> des Lernfortschritts.</text:span></text:p>
      <text:p text:style-name="P21"> </text:p>
      <text:h text:style-name="P9" text:outline-level="4">GEGENSATZPAAR B</text:h>
      <text:p text:style-name="P12"><text:a xlink:type="simple" xlink:href="https://lernen.goethe.de/moodle/mod/glossary/showentry.php?eid=2014970&amp;displayformat=dictionary" text:style-name="Internet_20_link" text:visited-style-name="Visited_20_Internet_20_Link"><text:span text:style-name="T8">Inhaltsorientierung</text:span></text:a><text:span text:style-name="T4"> ↔ </text:span><text:a xlink:type="simple" xlink:href="https://lernen.goethe.de/moodle/mod/glossary/showentry.php?eid=2014931&amp;displayformat=dictionary" text:style-name="Internet_20_link" text:visited-style-name="Visited_20_Internet_20_Link"><text:span text:style-name="T8">Formorientierung</text:span></text:a></text:p>
      <text:p text:style-name="P12"><text:span text:style-name="T1">Die Unterscheidung zwischen </text:span><text:a xlink:type="simple" xlink:href="https://lernen.goethe.de/moodle/mod/glossary/showentry.php?eid=2014970&amp;displayformat=dictionary" text:style-name="Internet_20_link" text:visited-style-name="Visited_20_Internet_20_Link"><text:span text:style-name="T11">Inhaltsorientierung</text:span></text:a><text:span text:style-name="T1"> und </text:span><text:a xlink:type="simple" xlink:href="https://lernen.goethe.de/moodle/mod/glossary/showentry.php?eid=2014931&amp;displayformat=dictionary" text:style-name="Internet_20_link" text:visited-style-name="Visited_20_Internet_20_Link"><text:span text:style-name="T11">Formorientierung</text:span></text:a><text:span text:style-name="T1"> ist grundlegend für das Verständnis der gesamten Methodendiskussionen in der Fremdsprachendidaktik. Sie</text:span><text:span text:style-name="T3"> basiert auf der Frage, welche Rolle das Grammatikwissen beim Erlernen der Fremdsprache spiel</text:span><text:span text:style-name="T1">t und beeinflusst häufig die Konzeption von </text:span><text:a xlink:type="simple" xlink:href="https://lernen.goethe.de/moodle/mod/glossary/showentry.php?eid=2015156&amp;displayformat=dictionary" text:style-name="Internet_20_link" text:visited-style-name="Visited_20_Internet_20_Link"><text:span text:style-name="T11">Unterrichtsmethoden</text:span></text:a><text:span text:style-name="T1"> (siehe </text:span><text:a xlink:type="simple" xlink:href="https://lernen.goethe.de/moodle/mod/glossary/showentry.php?eid=2014739&amp;displayformat=dictionary" text:style-name="Internet_20_link" text:visited-style-name="Visited_20_Internet_20_Link"><text:span text:style-name="T9">Borg/Burns</text:span></text:a><text:span text:style-name="T1"> 2008). </text:span><text:span text:style-name="T3">Müssen Lernende beispielsweise eine grammatische Regel kennen, um sie anwenden zu können?</text:span><text:span text:style-name="T1"> Oder reicht es aus, wenn sie die</text:span><text:span text:style-name="T3"> Regel durch vielfaches Wiederholen von Beispielsätzen trainieren?</text:span><text:span text:style-name="T1"> Oder entsteht das Regelwissen unbewusst, indem Lernende den grammatischen Phänomenen in komplexen Situationen begegnen und dadurch ein </text:span><text:span text:style-name="T3">Gefühl für deren Funktionieren entwickeln?</text:span><text:span text:style-name="T1"> Jede dieser Auffassungen besetzt auf dem Kontinuum zwischen </text:span><text:a xlink:type="simple" xlink:href="https://lernen.goethe.de/moodle/mod/glossary/showentry.php?eid=2014931&amp;displayformat=dictionary" text:style-name="Internet_20_link" text:visited-style-name="Visited_20_Internet_20_Link"><text:span text:style-name="T9">Formorientierung</text:span></text:a><text:span text:style-name="T1"> und </text:span><text:a xlink:type="simple" xlink:href="https://lernen.goethe.de/moodle/mod/glossary/showentry.php?eid=2014970&amp;displayformat=dictionary" text:style-name="Internet_20_link" text:visited-style-name="Visited_20_Internet_20_Link"><text:span text:style-name="T9">Inhaltsorientierung</text:span></text:a><text:span text:style-name="T1"> eine andere Position. Und das wirkt sich unmittelbar auf die Gestaltung des gesamten Unterrichts aus.</text:span></text:p>
      <text:p text:style-name="P21"> </text:p>
      <text:h text:style-name="P9" text:outline-level="4">GEGENSATZPAAR C</text:h>
      <text:p text:style-name="P22">Lernen als sozialer Prozess ↔ Lernen als individueller Prozess</text:p>
      <text:p text:style-name="P12"><text:span text:style-name="T1">Lange glaubte man in der Fremdsprachendidaktik, das Fremdsprachenlernen finde in den Köpfen von Individuen statt. Erst seit wenigen Jahren beginnt sich die Erkenntnis durchzusetzen, dass das</text:span><text:span text:style-name="T6"> Lernen in einem Klassenzimmer </text:span><text:span text:style-name="T1">zugleich als ein</text:span><text:span text:style-name="T6"> sozialer Prozess </text:span><text:span text:style-name="T1">gesehen werden muss. Wenn sich beispielsweise Lernende gemeinsam </text:span><text:a xlink:type="simple" xlink:href="https://lernen.goethe.de/moodle/mod/glossary/showentry.php?eid=2015162&amp;displayformat=dictionary" text:style-name="Internet_20_link" text:visited-style-name="Visited_20_Internet_20_Link"><text:span text:style-name="T9">Wissen</text:span></text:a><text:span text:style-name="T1"> erarbeiten, lässt sich nicht mehr so einfach sagen, wo genau das Lernen passiert: im Individuum oder in der Gruppe? Klar ist aber, dass die beiden Prinzipien gegensätzliche Modelle von Unterricht nahelegen. </text:span><text:span text:style-name="T6">Lernen als individueller Prozess</text:span><text:span text:style-name="T1"> kann zum Beispiel individuelles Lernen bzw. </text:span><text:span text:style-name="T6">Einzelarbeit favorisieren</text:span><text:span text:style-name="T1">, während </text:span><text:span text:style-name="T6">Lernen als sozialer Prozess kooperative Arbeitsformen</text:span><text:span text:style-name="T1"> nahelegt. In Kapitel 2.3.2 werden Sie sich ausführlicher damit beschäftigen, was es für das Klassenzimmer bedeuten kann, wenn man Lernen als sozialen Prozess versteht.</text:span></text:p>
      <text:p text:style-name="P21"> </text:p>
      <text:h text:style-name="P9" text:outline-level="4">GEGENSATZPAAR D</text:h>
      <text:p text:style-name="P12"><text:a xlink:type="simple" xlink:href="https://lernen.goethe.de/moodle/mod/glossary/showentry.php?eid=2015027&amp;displayformat=dictionary" text:style-name="Internet_20_link" text:visited-style-name="Visited_20_Internet_20_Link"><text:span text:style-name="T8">Lehrerorientierung</text:span></text:a><text:span text:style-name="T4"> ↔ </text:span><text:a xlink:type="simple" xlink:href="https://lernen.goethe.de/moodle/mod/glossary/showentry.php?eid=2015048&amp;displayformat=dictionary" text:style-name="Internet_20_link" text:visited-style-name="Visited_20_Internet_20_Link"><text:span text:style-name="T8">Lernerorientierung</text:span></text:a></text:p>
      <text:p text:style-name="P12"><text:span text:style-name="T2">Lehrprogramme und Lehrwerke </text:span><text:span text:style-name="T1">enthalten </text:span><text:span text:style-name="T2">Vorstellungen</text:span><text:span text:style-name="T1"> darüber, </text:span><text:span text:style-name="T2">welches </text:span><text:a xlink:type="simple" xlink:href="https://lernen.goethe.de/moodle/mod/glossary/showentry.php?eid=2015162&amp;displayformat=dictionary" text:style-name="Internet_20_link" text:visited-style-name="Visited_20_Internet_20_Link"><text:span text:style-name="T7">Wissen</text:span></text:a><text:span text:style-name="T2"> und welche Fähigkeiten </text:span><text:span text:style-name="T1">sich Lernende aneignen sollen und welche Rolle der Unterricht dabei spielt. Im Idealfall teilen die Lernenden diese Ideen, weil sie genau ihren </text:span><text:span text:style-name="T3">Wünschen und Bedürfnissen</text:span><text:span text:style-name="T1"> entsprechen. Aber aus Ihrer eigenen Schulzeit oder aus Ihrer Berufserfahrung können Sie sicher auch viele Situationen anführen, die von einer solchen Harmonie weit entfernt sind. Lehrende geraten leicht in einen Widerspruch zwischen </text:span><text:a xlink:type="simple" xlink:href="https://lernen.goethe.de/moodle/mod/glossary/showentry.php?eid=2015048&amp;displayformat=dictionary" text:style-name="Internet_20_link" text:visited-style-name="Visited_20_Internet_20_Link"><text:span text:style-name="T11">Lernerorientierung</text:span></text:a><text:span text:style-name="T1"> und </text:span><text:a xlink:type="simple" xlink:href="https://lernen.goethe.de/moodle/mod/glossary/showentry.php?eid=2015027&amp;displayformat=dictionary" text:style-name="Internet_20_link" text:visited-style-name="Visited_20_Internet_20_Link"><text:span text:style-name="T11">Lehrerorientierung</text:span></text:a><text:span text:style-name="T1">, wenn sie</text:span><text:span text:style-name="T3"> einerseits flexibel auf die Bedingungen in einer bestimmten Klasse reagieren wollen, sich aber andererseits auch nach einem bestimmten Lehrprogramm richten müssen </text:span><text:span text:style-name="T1">oder wollen.</text:span></text:p>
      <text:p text:style-name="P12"><text:span text:style-name="T1"/></text:p>
      <text:p text:style-name="P12"><text:span text:style-name="Strong_20_Emphasis"><text:span text:style-name="T14">Lesen Sie folgende Aussagen. Welche didaktisch-methodischen Prinzipien können den Aussagen der Lehrenden zugeordnet werden?</text:span></text:span></text:p>
      <text:p text:style-name="P12"><text:span text:style-name="Strong_20_Emphasis"><text:span text:style-name="T14"/></text:span></text:p>
      <text:p text:style-name="P26"><text:bookmark text:name="yui_3_17_2_4_1704460614660_118"/>Ich halte es als Lehrer für meine wichtigste Aufgabe, eine Lernatmosphäre zu schaffen, in der die Lernenden angstfrei miteinander kommunizieren können.</text:p>
      <text:p text:style-name="P39"><text:span text:style-name="T17">→ </text:span><text:span text:style-name="T19">Lernen als sozialer Prozess</text:span></text:p>
      <text:p text:style-name="P13"><text:span text:style-name="T20">→ </text:span><text:a xlink:type="simple" xlink:href="https://lernen.goethe.de/moodle/mod/glossary/showentry.php?eid=2015048&amp;displayformat=dictionary" text:style-name="Internet_20_link" text:visited-style-name="Visited_20_Internet_20_Link">Lernerorientierung</text:a><text:span text:style-name="T24"> </text:span><text:span text:style-name="T36"><text:s/></text:span></text:p>
      <text:p text:style-name="P39"/>
      <text:p text:style-name="P27">Der Deutschunterricht sollte sich nicht so sehr mit dem System der Sprache befassen, sondern mit ihrem kommunikativen Potenzial. </text:p>
      <text:p text:style-name="P30"><text:span text:style-name="T36">→ </text:span><text:a xlink:type="simple" xlink:href="https://lernen.goethe.de/moodle/mod/glossary/showentry.php?eid=2014970&amp;displayformat=dictionary" text:style-name="Internet_20_link" text:visited-style-name="Visited_20_Internet_20_Link"><text:span text:style-name="T37">Inhaltsorientierung</text:span></text:a></text:p>
      <text:p text:style-name="P24"/>
      <text:p text:style-name="P27">Im Unterricht sollte man ganz systematisch, langsam und Schritt für Schritt vorgehen, auch wenn das komisch klingt am Anfang. </text:p>
      <text:p text:style-name="P13"><text:span text:style-name="T18">→ </text:span><text:a xlink:type="simple" xlink:href="https://lernen.goethe.de/moodle/mod/glossary/showentry.php?eid=2014931&amp;displayformat=dictionary" text:style-name="Internet_20_link" text:visited-style-name="Visited_20_Internet_20_Link"><text:span text:style-name="T22">Formorientierung</text:span></text:a></text:p>
      <text:p text:style-name="P13"><text:span text:style-name="T22">→ </text:span><text:a xlink:type="simple" xlink:href="https://lernen.goethe.de/moodle/mod/glossary/showentry.php?eid=2014940&amp;displayformat=dictionary" text:style-name="Internet_20_link" text:visited-style-name="Visited_20_Internet_20_Link"><text:span text:style-name="T21">fremdgesteuertes Lernen</text:span></text:a><text:span text:style-name="T37"> </text:span></text:p>
      <text:p text:style-name="P24"><text:soft-page-break/></text:p>
      <text:p text:style-name="P28">Ich bevorzuge es, wenn die Lernenden mit ganz einfachen Mitteln kommunizieren, aber dafür grammatisch korrekt. </text:p>
      <text:p text:style-name="P40"><text:span text:style-name="T18">→ </text:span><text:a xlink:type="simple" xlink:href="https://lernen.goethe.de/moodle/mod/glossary/showentry.php?eid=2014931&amp;displayformat=dictionary" text:style-name="Internet_20_link" text:visited-style-name="Visited_20_Internet_20_Link"><text:span text:style-name="T15">Formorientierung</text:span></text:a><text:span text:style-name="T18"> </text:span></text:p>
      <text:p text:style-name="P31"/>
      <text:p text:style-name="P28">Ich biete als Lehrerin im Unterricht die Inhalte dar und erwarte von den Lernenden, dass sie sich daran orientieren. </text:p>
      <text:p text:style-name="P40"><text:span text:style-name="T18">→ </text:span><text:a xlink:type="simple" xlink:href="https://lernen.goethe.de/moodle/mod/glossary/showentry.php?eid=2014940&amp;displayformat=dictionary" text:style-name="Internet_20_link" text:visited-style-name="Visited_20_Internet_20_Link"><text:span text:style-name="T22">fremdgesteuertes Lernen</text:span></text:a></text:p>
      <text:p text:style-name="P25"/>
      <text:p text:style-name="P29">Der Unterricht ist eine soziale Situation, in der das Anleiten und Führen durch den Lehrer wichtig sind. </text:p>
      <text:p text:style-name="P23"><text:span text:style-name="T30">→ </text:span><text:a xlink:type="simple" xlink:href="https://lernen.goethe.de/moodle/mod/glossary/showentry.php?eid=2014940&amp;displayformat=dictionary" text:style-name="Internet_20_link" text:visited-style-name="Visited_20_Internet_20_Link">fremdgesteuertes Lernen</text:a></text:p>
      <text:p text:style-name="P25">→ Lernen als sozialer Prozess</text:p>
      <text:p text:style-name="P25"/>
      <text:p text:style-name="P29">Ich halte überhaupt nichts von Unterrichtsmodellen, bei denen es nur darum geht, dass die Lernenden miteinander sprechen. </text:p>
      <text:p text:style-name="P25">→ Lernen als individueller Prozess</text:p>
      <text:p text:style-name="P25"/>
      <text:p text:style-name="P29">Die Schülerinnen und Schüler müssen sehr viel Zeit zum Learning-by-doing bekommen. </text:p>
      <text:p text:style-name="P23"><text:span text:style-name="T30">→ </text:span><text:a xlink:type="simple" xlink:href="https://lernen.goethe.de/moodle/mod/glossary/showentry.php?eid=2015141&amp;displayformat=dictionary" text:style-name="Internet_20_link" text:visited-style-name="Visited_20_Internet_20_Link"><text:span text:style-name="T31">selbstgesteuertes Lernen</text:span></text:a><text:span text:style-name="T30"> </text:span></text:p>
      <text:p text:style-name="P25"/>
      <text:p text:style-name="P29">Meine Aufgabe als Lehrerin besteht nicht darin, Lehrstoff zu vermitteln, denn vieles können die Lernenden sich selbstständig erschließen. </text:p>
      <text:p text:style-name="P23"><text:span text:style-name="T30">→ </text:span><text:a xlink:type="simple" xlink:href="https://lernen.goethe.de/moodle/mod/glossary/showentry.php?eid=2015141&amp;displayformat=dictionary" text:style-name="Internet_20_link" text:visited-style-name="Visited_20_Internet_20_Link"><text:span text:style-name="T31">selbstgesteuertes Lernen</text:span></text:a></text:p>
      <text:p text:style-name="P23"><text:span text:style-name="T30">→ </text:span><text:a xlink:type="simple" xlink:href="https://lernen.goethe.de/moodle/mod/glossary/showentry.php?eid=2015048&amp;displayformat=dictionary" text:style-name="Internet_20_link" text:visited-style-name="Visited_20_Internet_20_Link">Lernerorientierung</text:a></text:p>
      <text:p text:style-name="P25"/>
      <text:p text:style-name="P29">Das Grundprinzip des Deutschlernens ist für mich sehr einfach: Eine Fremdsprache lernt man, indem man Grammatik lernt und Vokabeln lernt. </text:p>
      <text:p text:style-name="P23"><text:span text:style-name="T30">→ </text:span><text:a xlink:type="simple" xlink:href="https://lernen.goethe.de/moodle/mod/glossary/showentry.php?eid=2014931&amp;displayformat=dictionary" text:style-name="Internet_20_link" text:visited-style-name="Visited_20_Internet_20_Link">Formorientierung</text:a></text:p>
      <text:p text:style-name="P25"/>
      <text:p text:style-name="P29">Am erfolgreichsten fühle ich mich, wenn es mir gelingt, die Kreativität der Lernenden herauszulocken.</text:p>
      <text:p text:style-name="P23"><text:span text:style-name="T38">→ </text:span><text:a xlink:type="simple" xlink:href="https://lernen.goethe.de/moodle/mod/glossary/showentry.php?eid=2015048&amp;displayformat=dictionary" text:style-name="Internet_20_link" text:visited-style-name="Visited_20_Internet_20_Link"><text:span text:style-name="T30">Lernerorientierung</text:span></text:a></text:p>
      <text:p text:style-name="P25"/>
      <text:p text:style-name="P29">Das freie Sprechen ist wichtig, aber der Lerneffekt ist wesentlich stärker, wenn es Arbeitsblätter zu einzelnen grammatischen Phänomenen gibt. </text:p>
      <text:p text:style-name="P23"><text:span text:style-name="T30">→ </text:span><text:a xlink:type="simple" xlink:href="https://lernen.goethe.de/moodle/mod/glossary/showentry.php?eid=2014931&amp;displayformat=dictionary" text:style-name="Internet_20_link" text:visited-style-name="Visited_20_Internet_20_Link">Formorientierung</text:a></text:p>
      <text:p text:style-name="P23"><text:span text:style-name="T33">→ </text:span><text:a xlink:type="simple" xlink:href="https://lernen.goethe.de/moodle/mod/glossary/showentry.php?eid=2014940&amp;displayformat=dictionary" text:style-name="Internet_20_link" text:visited-style-name="Visited_20_Internet_20_Link"><text:span text:style-name="T32">fremdgesteuertes Lernen</text:span></text:a></text:p>
      <text:p text:style-name="P23"/>
      <text:h text:style-name="P1" text:outline-level="3"><text:span text:style-name="T34">1.7 </text:span><text:a xlink:type="simple" xlink:href="https://lernen.goethe.de/moodle/mod/glossary/showentry.php?eid=2014994&amp;displayformat=dictionary" text:style-name="Internet_20_link" text:visited-style-name="Visited_20_Internet_20_Link">Kompetenzen</text:a></text:h>
      <text:p text:style-name="P23"><text:span text:style-name="T1"/></text:p>
      <text:p text:style-name="P36">Didaktische Kompetenz:</text:p>
      <text:list text:style-name="L1">
        <text:list-item>
          <text:p text:style-name="P32">Die Lehrerin/Der Lehrer kennt eine Vielzahl von Unterrichtsmethoden und Unterrichtsmodellen und weiß, wie man sie umsetzen kann.</text:p>
        </text:list-item>
        <text:list-item>
          <text:p text:style-name="P32">Die Lehrerin/Der Lehrer erklärt die Kriterien ihrer/seiner Bewertung.</text:p>
        </text:list-item>
        <text:list-item>
          <text:p text:style-name="P32">Die Lehrerin/Der Lehrer schafft eine Atmosphäre im Unterricht, die zum Lernen anregt.</text:p>
        </text:list-item>
        <text:list-item>
          <text:p text:style-name="P32">Die Lehrerin/Der Lehrer weiß, wie Beschreibungen der Grammatik für den Unterricht adaptiert werden können, damit sie die Lernprozesse fördern.</text:p>
        </text:list-item>
        <text:list-item>
          <text:p text:style-name="P14"><text:span text:style-name="T16">Die Lehrerin/Der Lehrer ist sich darüber bewusst, wie man in unterschiedlichen Situationen korrigiert.</text:span><text:span text:style-name="T12"> </text:span></text:p>
        </text:list-item>
      </text:list>
      <text:p text:style-name="P35"/>
      <text:p text:style-name="P20"><text:span text:style-name="Strong_20_Emphasis"><text:span text:style-name="T25">Unterrichtsorganisatorische Kompetenz</text:span></text:span><text:span text:style-name="T25"> </text:span></text:p>
      <text:list text:style-name="L7">
        <text:list-item>
          <text:p text:style-name="P33">Die Lehrerin/Der Lehrer weiß, wie man Übungen sinnvoll in den Unterrichtsablauf einbaut.</text:p>
        </text:list-item>
        <text:list-item>
          <text:p text:style-name="P33">Die Lehrerin/Der Lehrer schafft eine Atmosphäre im Unterricht, die zum Lernen anregt.</text:p>
        </text:list-item>
        <text:list-item>
          <text:p text:style-name="P33">Die Lehrerin/Der Lehrer erlaubt den Schülerinnen und Schülern Mitsprache.</text:p>
        </text:list-item>
        <text:list-item>
          <text:p text:style-name="P33">Die Lehrerin/Der Lehrer versteht es, Aufgabenstellungen für einzelne Lernende zu variieren.</text:p>
        </text:list-item>
        <text:list-item>
          <text:p text:style-name="P15"><text:span text:style-name="T16">Die Lehrerin/Der Lehrer ist sich darüber bewusst, wie man in unterschiedlichen Situationen korrigiert.</text:span><text:span text:style-name="T12"> </text:span></text:p>
        </text:list-item>
      </text:list>
      <text:p text:style-name="P35"/>
      <text:p text:style-name="P35"/>
      <text:p text:style-name="P35"/>
      <text:p text:style-name="P20"><text:span text:style-name="Strong_20_Emphasis"><text:span text:style-name="T26">Selbstkompetenz </text:span></text:span></text:p>
      <text:list text:style-name="L8">
        <text:list-item>
          <text:p text:style-name="P16"><text:span text:style-name="T23">Die Lehrerin/Der Lehrer kennt die eigenen Stärken und Schwächen</text:span><text:span text:style-name="T12"> </text:span></text:p>
        </text:list-item>
        <text:list-item>
          <text:p text:style-name="P16"><text:span text:style-name="T23">Die Lehrerin/Der Lehrer ist sich darüber bewusst, welche Werte, Ziele und Ideen dem eigenen Handeln im Klassenraum zugrunde liegen.</text:span><text:span text:style-name="T12"> </text:span></text:p>
        </text:list-item>
      </text:list>
      <text:p text:style-name="P35"/>
      <text:p text:style-name="P20"><text:span text:style-name="Strong_20_Emphasis"><text:span text:style-name="T26">Gesprächskompetenz </text:span></text:span></text:p>
      <text:list text:style-name="L9">
        <text:list-item>
          <text:p text:style-name="P17"><text:span text:style-name="T23">Die Lehrerin/Der Lehrer schafft eine Atmosphäre im Unterricht, die zum Lernen anregt.</text:span><text:span text:style-name="T12"> </text:span></text:p>
        </text:list-item>
        <text:list-item>
          <text:p text:style-name="P17"><text:span text:style-name="T23">Die Lehrerin/Der Lehrer erlaubt den Schülerinnen und Schülern Mitsprache</text:span><text:span text:style-name="T12"> </text:span></text:p>
        </text:list-item>
        <text:list-item>
          <text:p text:style-name="P17"><text:soft-page-break/><text:span text:style-name="T23">Die Lehrerin/Der Lehrer ist sich darüber bewusst, wie man in unterschiedlichen Situationen korrigiert.</text:span><text:span text:style-name="T12"> </text:span></text:p>
        </text:list-item>
      </text:list>
      <text:p text:style-name="P35"/>
      <text:p text:style-name="P20"><text:span text:style-name="Strong_20_Emphasis"><text:span text:style-name="T26">Fachliche Kompetenz </text:span></text:span></text:p>
      <text:list text:style-name="L10">
        <text:list-item>
          <text:p text:style-name="P18"><text:span text:style-name="T23">Die Lehrerin/Der Lehrer kennt die Grammatik der deutschen Sprache</text:span><text:span text:style-name="T12"> </text:span></text:p>
        </text:list-item>
      </text:list>
      <text:p text:style-name="P35"/>
      <text:p text:style-name="P20"><text:span text:style-name="Strong_20_Emphasis"><text:span text:style-name="T26">Beziehungskompetenz </text:span></text:span></text:p>
      <text:list text:style-name="L11">
        <text:list-item>
          <text:p text:style-name="P34">Die Lehrerin/Der Lehrer weiß, wie man Konflikte mit und zwischen Lernenden bewältigen kann.</text:p>
        </text:list-item>
        <text:list-item>
          <text:p text:style-name="P34">Die Lehrerin/Der Lehrer schafft eine Atmosphäre im Unterricht, die zum Lernen anregt.</text:p>
        </text:list-item>
        <text:list-item>
          <text:p text:style-name="P34">Die Lehrerin/Der Lehrer erlaubt den Schülerinnen und Schülern Mitsprache.</text:p>
        </text:list-item>
        <text:list-item>
          <text:p text:style-name="P19"><text:span text:style-name="T16">Die Lehrerin/Der Lehrer ist sich darüber bewusst, wie man in unterschiedlichen Situationen korrigiert.</text:span><text:span text:style-name="T12"> </text:span></text:p>
        </text:list-item>
      </text:list>
      <text:p text:style-name="P5"><text:span text:style-name="T27">Fachliche Kompetenz:</text:span><text:span text:style-name="T28"> </text:span></text:p>
      <text:p text:style-name="P2">Eine Lehrperson für Deutsch als Fremdsprache braucht nicht nur gute Kenntnisse der deutschen Sprache, der Literatur und Kultur, sondern diese Kenntnisse müssen durch Fortbildung lebendig erhalten werden. Zur fachlichen Kompetenz gehört nicht zuletzt die sprachliche Kompetenz im Deutschen.</text:p>
      <text:p text:style-name="P2"/>
      <text:p text:style-name="P3">Fachdidaktische Kompetenz:</text:p>
      <text:p text:style-name="P5"><text:span text:style-name="T29">Auch wenn die fachlichen Kenntnisse des Deutschen und die Sprachkompetenz eine wichtige Grundlage für den Deutschunterricht bilden, kann man aus ihnen nicht die Vorgehensweise im Unterricht herleiten. Wer einen Text von Goethe lesen und verstehen kann, hat damit noch nicht die Frage geklärt, wie man mit dem Text im Unterricht arbeiten muss, damit die Lernenden ihre Sprachkompetenz erweitern. Zur fachdidaktischen Kompetenz gehört das Wissen über die Lerngruppe(n), über Lernschritte und Aufgaben, über Unterrichtsziele sowie die Fähigkeit, auf der Basis dieses Wissens, konkrete Schritte im Unterricht zu planen und umzusetzen.</text:span><text:span text:style-name="T28"><text:line-break/></text:span></text:p>
      <text:p text:style-name="P37">Diagnostische Kompetenz: </text:p>
      <text:p text:style-name="P38">Hierzu gehört die Fähigkeit der Lehrkraft, Kenntnisse und Fertigkeiten der Lernenden wahrzunehmen und zu entscheiden, welche von ihnen wie ausgebaut werden können. Besonders wichtig ist die Fähigkeit, individuelle Kenntnisse und Fertigkeiten der Lernenden wahrzunehmen.</text:p>
      <text:p text:style-name="P6">Methodischen Kompetenzen: Die Lehrkraft hat differenzierte Kenntnisse von Methoden und kann diese im Deutschunterricht gezielt einsetzen. Sie gestaltet den Unterricht abwechslungsreich, anregend und herausfordernd.</text:p>
      <text:p text:style-name="P6"/>
      <text:p text:style-name="P7">Beherrschung von Lehr- und Lernformen:</text:p>
      <text:p text:style-name="P6">Diese Kompetenz ist eng verknüpft mit der vorhergehenden. Die Lehrkraft kennt vielfältige Übungsformen und Aufgaben zu Förderung des Wortschatzerwerbs, der Entwicklung der einzelnen Fertigkeiten und kann diese produktiv im Unterricht einsetzen.</text:p>
      <text:p text:style-name="P6"/>
      <text:p text:style-name="P4"><text:span text:style-name="T39">Beurteilungs- und Evaluationskompetenz:</text:span><text:span text:style-name="T40"> </text:span></text:p>
      <text:p text:style-name="P6">Die Lehrperson muss in der Lage sein, die Ergebnisse des Deutschunterrichts, d. h. vor allem den Kompetenzzuwachs der Lernenden, einzuschätzen und den Lernenden Rückmeldungen über das Erreichte zu geben. Diese Rückmeldungen müssen klar und verständlich sein und den Lernenden helfen, sie ermutigen, weiter zu lernen.</text:p>
      <text:p text:style-name="P6"/>
      <text:p text:style-name="P7">Erzieherische Kompetenz: </text:p>
      <text:p text:style-name="P6">In vielen Fällen ist auch bei erwachsenen Lernenden die Lehrperson ein Erzieher, ein Ratgeber, ein Helfer und jemand, der Werte vermittelt. Umso mehr ist dies bei Kindern und Jugendlichen der Fall.</text:p>
      <text:p text:style-name="P6"/>
      <text:p text:style-name="P6"/>
      <text:p text:style-name="P6"/>
      <text:p text:style-name="P4"><text:span text:style-name="T39">Personale und soziale Kompetenzen: </text:span></text:p>
      <text:p text:style-name="P6">Lehren ist auf Beziehungen angewiesen. Lehrende müssen Beziehungen zu allen Lernenden aufbauen können. Sie müssen Konflikte überwinden helfen, müssen mit ihren positiven und negativen Gefühlen in einer Gruppe umgehen können. Sie müssen nicht zuletzt auch Beziehungen zu Kolleginnen und Kollegen pflegen, mit ihnen lernen und sie unterstützen können.</text:p>
      <text:p text:style-name="P6"/>
      <text:p text:style-name="P8">Planungs- und Managementkompetenz: </text:p>
      <text:p text:style-name="P4">Hierher gehört die Fähigkeit, die Kontextbedingungen einschätzen zu können, für einen spezifischen Kontext zu planen, Entscheidungen über zeitliche Abläufe und die Gestaltung des Lernraumes treffen zu können. Hierhin gehört ferner die Fähigkeit, Materialien zu beschaffen und bereit zu stellen.</text:p>
      <text:p text:style-name="P4"/>
      <text:p text:style-name="P7">Entwicklungskompetenz:</text:p>
      <text:p text:style-name="P6">Dies meint die Fähigkeit und Bereitschaft, Bedingungen nicht als gegeben hinzunehmen, sondern an ihrer Veränderung mitzuarbeiten und diese weiter zu entwickeln. Dies betrifft die Institution (Schule, Kindergarten) genauso wie die Beziehungen zu den Kollegen oder den Eltern der Schülerinnen und Schüler.</text:p>
      <text:p text:style-name="P6"/>
      <text:p text:style-name="P8">Kommunikative Kompetenzen: </text:p>
      <text:p text:style-name="P4"><text:span text:style-name="T32">"Nicht nur den vorstehend genannten Kompetenzen, sondern praktisch allen Tätigkeiten einer Lehrkraft ist gemeinsam, dass sie im Kern auf erfolgreiches Kommunizieren angewiesen sind. Diese Kommunikation reicht von der Teilhabe an fachlichen und gesellschaftlichen Diskursen bis hin zur interkulturellen Kommunikation in Partnerschaftsprojekten. Kommunikative Fähigkeiten in einem umfassenden Sinne sind eine übergreifende Kompetenz und betreffen alle Seiten des Lehrberufs." (Hallet 2006, S. 35).</text:span></text:p>
      <text:p text:style-name="P4"><text:span text:style-name="T3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A_5f_Lauftext_5f_fett" style:display-name="A_Lauftext_fett" style:family="paragraph" style:parent-style-name="Standard">
      <style:paragraph-properties fo:margin-left="3.501cm" fo:margin-right="0cm" fo:margin-top="0cm" fo:margin-bottom="0cm" style:contextual-spacing="false" fo:line-height="120%" fo:text-indent="0cm" style:auto-text-indent="false"/>
      <style:text-properties fo:color="#000000" loext:opacity="100%" style:font-name="Arial" fo:font-family="Arial" style:font-family-generic="swiss" style:font-pitch="variable" fo:font-size="9pt" fo:language="none" fo:country="none" fo:font-weight="bold" style:font-size-asian="9pt" style:font-weight-asian="bold" style:font-name-complex="Arial" style:font-family-complex="Arial" style:font-family-generic-complex="swiss" style:font-pitch-complex="variable"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3:22:48.209000000</meta:creation-date>
    <dc:date>2024-02-04T13:59:18.780000000</dc:date>
    <meta:editing-duration>PT36M29S</meta:editing-duration>
    <meta:editing-cycles>3</meta:editing-cycles>
    <meta:generator>LibreOffice/7.5.5.2$Windows_X86_64 LibreOffice_project/ca8fe7424262805f223b9a2334bc7181abbcbf5e</meta:generator>
    <meta:document-statistic meta:table-count="0" meta:image-count="0" meta:object-count="0" meta:page-count="3" meta:paragraph-count="96" meta:word-count="1641" meta:character-count="12415" meta:non-whitespace-character-count="10847"/>
  </office:meta>
</office:document-meta>
</file>